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99ffff"/>
      <style:text-properties fo:color="#000000"/>
    </style:style>
    <style:style style:name="ce19" style:family="table-cell" style:parent-style-name="Default">
      <style:table-cell-properties fo:background-color="#99ffff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1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:documentation</text:p>
          </table:table-cell>
          <table:covered-table-cell table:number-columns-repeated="6" table:style-name="ce4"/>
          <table:table-cell table:style-name="ce12" office:value-type="string" calcext:value-type="string">
            <text:p>LimFire: Tidy Cod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2" office:value-type="string" calcext:value-type="string">
            <text:p>LimFire: Write up model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AGU: Email Max and Trevor</text:p>
          </table:table-cell>
          <table:covered-table-cell table:number-columns-repeated="6" table:style-name="ce4"/>
          <table:table-cell table:style-name="ce12" office:value-type="string" calcext:value-type="string">
            <text:p>LimFire: Send Yannis cde, model descrption and data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Enter other races</text:p>
          </table:table-cell>
          <table:covered-table-cell table:number-columns-repeated="6" table:style-name="ce4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ad Chantelles report</text:p>
          </table:table-cell>
          <table:covered-table-cell table:number-columns-repeated="6" table:style-name="ce4"/>
          <table:table-cell table:style-name="ce13" office:value-type="string" calcext:value-type="string">
            <text:p><text:a xlink:href="http://intranet.ceh.ac.uk/resources/news-and-events/events/ceh-internal-events/predicting-species-spread-with-ides" xlink:type="simple">predicting-species-spread-with-ides</text:a>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AGU: register</text:p>
          </table:table-cell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AGU: travel and accommodation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Veg recovery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/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Claim money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Reading membership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HR form</text:p>
          </table:table-cell>
          <table:table-cell table:style-name="ce4" table:number-columns-repeated="6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27<text:span text:style-name="T1">th</text:span> : Review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5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5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http://www.sealthreinhold.com/school/tuftes-rule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6" office:value-type="string" calcext:value-type="string" table:number-columns-spanned="7" table:number-rows-spanned="1">
            <text:p>http://flowingdata.com/2010/07/22/7-basic-rules-for-making-charts-and-graph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Reply to Ned</text:p>
          </table:table-cell>
          <table:table-cell table:style-name="ce7" table:number-columns-repeated="6"/>
          <table:table-cell table:style-name="ce16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16"/>
          <table:table-cell table:style-name="ce22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8" office:value-type="string" calcext:value-type="string">
            <text:p>RS paper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cv maker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scholar grab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0" office:value-type="string" calcext:value-type="string">
            <text:p>Citrix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08:52:23.271166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10-20T11:14:42.457184246</dc:date>
    <meta:editing-duration>P81DT11H49M26S</meta:editing-duration>
    <meta:editing-cycles>150</meta:editing-cycles>
    <meta:generator>LibreOffice/4.3.7.2$Linux_X86_64 LibreOffice_project/430$Build-2</meta:generator>
    <meta:document-statistic meta:table-count="2" meta:cell-count="36" meta:object-count="0"/>
  </office:meta>
</office:document-meta>
</file>